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35046">
            <text:p>OS-135046</text:p>
          </table:table-cell>
          <table:table-cell office:value-type="float" office:value="63.757">
            <text:p>63.757</text:p>
          </table:table-cell>
          <table:table-cell office:value-type="float" office:value="-51.356">
            <text:p>-51.356</text:p>
          </table:table-cell>
          <table:table-cell office:value-type="float" office:value="1910.0">
            <text:p>1910.0</text:p>
          </table:table-cell>
          <table:table-cell office:value-type="float" office:value="20.0">
            <text:p>2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35047">
            <text:p>OS-135047</text:p>
          </table:table-cell>
          <table:table-cell office:value-type="float" office:value="63.757">
            <text:p>63.757</text:p>
          </table:table-cell>
          <table:table-cell office:value-type="float" office:value="-51.356">
            <text:p>-51.356</text:p>
          </table:table-cell>
          <table:table-cell office:value-type="float" office:value="7690.0">
            <text:p>7690.0</text:p>
          </table:table-cell>
          <table:table-cell office:value-type="float" office:value="35.0">
            <text:p>35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35045">
            <text:p>OS-135045</text:p>
          </table:table-cell>
          <table:table-cell office:value-type="float" office:value="63.756">
            <text:p>63.756</text:p>
          </table:table-cell>
          <table:table-cell office:value-type="float" office:value="-51.363">
            <text:p>-51.363</text:p>
          </table:table-cell>
          <table:table-cell office:value-type="float" office:value="5490.0">
            <text:p>5490.0</text:p>
          </table:table-cell>
          <table:table-cell office:value-type="float" office:value="25.0">
            <text:p>25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25559">
            <text:p>OS-125559</text:p>
          </table:table-cell>
          <table:table-cell office:value-type="float" office:value="63.757">
            <text:p>63.757</text:p>
          </table:table-cell>
          <table:table-cell office:value-type="float" office:value="-51.356">
            <text:p>-51.356</text:p>
          </table:table-cell>
          <table:table-cell office:value-type="float" office:value="4540.0">
            <text:p>4540.0</text:p>
          </table:table-cell>
          <table:table-cell office:value-type="float" office:value="20.0">
            <text:p>2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25526">
            <text:p>OS-125526</text:p>
          </table:table-cell>
          <table:table-cell office:value-type="float" office:value="63.757">
            <text:p>63.757</text:p>
          </table:table-cell>
          <table:table-cell office:value-type="float" office:value="-51.356">
            <text:p>-51.356</text:p>
          </table:table-cell>
          <table:table-cell office:value-type="float" office:value="8460.0">
            <text:p>8460.0</text:p>
          </table:table-cell>
          <table:table-cell office:value-type="float" office:value="25.0">
            <text:p>25.0</text:p>
          </table:table-cell>
          <table:table-cell office:value-type="string" office:value="Bivalve ( H. arctica )">
            <text:p>Bivalve ( H. arctica )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25558">
            <text:p>OS-125558</text:p>
          </table:table-cell>
          <table:table-cell office:value-type="float" office:value="63.757">
            <text:p>63.757</text:p>
          </table:table-cell>
          <table:table-cell office:value-type="float" office:value="-51.356">
            <text:p>-51.356</text:p>
          </table:table-cell>
          <table:table-cell office:value-type="float" office:value="6440.0">
            <text:p>6440.0</text:p>
          </table:table-cell>
          <table:table-cell office:value-type="float" office:value="20.0">
            <text:p>2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25655">
            <text:p>OS-125655</text:p>
          </table:table-cell>
          <table:table-cell office:value-type="float" office:value="63.756">
            <text:p>63.756</text:p>
          </table:table-cell>
          <table:table-cell office:value-type="float" office:value="-51.363">
            <text:p>-51.363</text:p>
          </table:table-cell>
          <table:table-cell office:value-type="float" office:value="8870.0">
            <text:p>8870.0</text:p>
          </table:table-cell>
          <table:table-cell office:value-type="float" office:value="190.0">
            <text:p>19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25652">
            <text:p>OS-125652</text:p>
          </table:table-cell>
          <table:table-cell office:value-type="float" office:value="63.756">
            <text:p>63.756</text:p>
          </table:table-cell>
          <table:table-cell office:value-type="float" office:value="-51.363">
            <text:p>-51.363</text:p>
          </table:table-cell>
          <table:table-cell office:value-type="float" office:value="7690.0">
            <text:p>7690.0</text:p>
          </table:table-cell>
          <table:table-cell office:value-type="float" office:value="140.0">
            <text:p>14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25586">
            <text:p>OS-125586</text:p>
          </table:table-cell>
          <table:table-cell office:value-type="float" office:value="63.757">
            <text:p>63.757</text:p>
          </table:table-cell>
          <table:table-cell office:value-type="float" office:value="-51.356">
            <text:p>-51.356</text:p>
          </table:table-cell>
          <table:table-cell office:value-type="float" office:value="6360.0">
            <text:p>6360.0</text:p>
          </table:table-cell>
          <table:table-cell office:value-type="float" office:value="30.0">
            <text:p>3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25585">
            <text:p>OS-125585</text:p>
          </table:table-cell>
          <table:table-cell office:value-type="float" office:value="63.757">
            <text:p>63.757</text:p>
          </table:table-cell>
          <table:table-cell office:value-type="float" office:value="-51.356">
            <text:p>-51.356</text:p>
          </table:table-cell>
          <table:table-cell office:value-type="float" office:value="8060.0">
            <text:p>8060.0</text:p>
          </table:table-cell>
          <table:table-cell office:value-type="float" office:value="20.0">
            <text:p>2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25545">
            <text:p>OS-125545</text:p>
          </table:table-cell>
          <table:table-cell office:value-type="float" office:value="63.757">
            <text:p>63.757</text:p>
          </table:table-cell>
          <table:table-cell office:value-type="float" office:value="-51.356">
            <text:p>-51.356</text:p>
          </table:table-cell>
          <table:table-cell office:value-type="float" office:value="8550.0">
            <text:p>8550.0</text:p>
          </table:table-cell>
          <table:table-cell office:value-type="float" office:value="30.0">
            <text:p>30.0</text:p>
          </table:table-cell>
          <table:table-cell office:value-type="string" office:value="Carbonate fragments">
            <text:p>Carbonate fragment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25544">
            <text:p>OS-125544</text:p>
          </table:table-cell>
          <table:table-cell office:value-type="float" office:value="63.756">
            <text:p>63.756</text:p>
          </table:table-cell>
          <table:table-cell office:value-type="float" office:value="-51.363">
            <text:p>-51.363</text:p>
          </table:table-cell>
          <table:table-cell office:value-type="float" office:value="3090.0">
            <text:p>3090.0</text:p>
          </table:table-cell>
          <table:table-cell office:value-type="float" office:value="30.0">
            <text:p>3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35044">
            <text:p>OS-135044</text:p>
          </table:table-cell>
          <table:table-cell office:value-type="float" office:value="63.756">
            <text:p>63.756</text:p>
          </table:table-cell>
          <table:table-cell office:value-type="float" office:value="-51.363">
            <text:p>-51.363</text:p>
          </table:table-cell>
          <table:table-cell office:value-type="float" office:value="2230.0">
            <text:p>2230.0</text:p>
          </table:table-cell>
          <table:table-cell office:value-type="float" office:value="20.0">
            <text:p>2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LasherEtal2020">
            <text:p>LasherEtal20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